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8pt"/>
    </style:style>
    <style:style style:name="ro1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Untitled1" style:base-cell-address="Sheet1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Untitled1" style:base-cell-address="Sheet1.D1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Untitled1" style:base-cell-address="Sheet1.G1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Untitled1" style:base-cell-address="Sheet1.L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Untitled1" style:base-cell-address="Sheet1.T5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Untitled1" style:base-cell-address="Sheet1.X12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0" style:apply-style-name="Untitled1" style:base-cell-address="Sheet1.X14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2"/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5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57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6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35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1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14"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14"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14" table:style-name="ce4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" table:style-name="ce11" office:value-type="float" office:value="1" calcext:value-type="float">
            <text:p>1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number-columns-repeated="10" table:style-name="ce1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number-columns-repeated="10" table:style-name="ce1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3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5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5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5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4"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3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number-columns-repeated="15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13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7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5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8" table:style-name="ce1" office:value-type="float" office:value="0" calcext:value-type="float">
            <text:p>0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number-columns-repeated="13"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9" table:style-name="ce1" office:value-type="float" office:value="0" calcext:value-type="float">
            <text:p>0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9" table:style-name="ce1" office:value-type="float" office:value="0" calcext:value-type="float">
            <text:p>0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6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6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6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13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59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63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number-columns-repeated="10" table:style-name="ce1" office:value-type="float" office:value="1" calcext:value-type="float">
            <text:p>1</text:p>
          </table:table-cell>
          <table:table-cell table:number-columns-repeated="63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4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32" table:style-name="ce1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6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style-name="ce1"/>
          <table:table-cell table:number-columns-repeated="923"/>
        </table:table-row>
        <table:table-row table:style-name="ro1">
          <table:table-cell table:style-name="ce1" table:number-columns-repeated="101"/>
          <table:table-cell table:number-columns-repeated="9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L3:Sheet1.O10">
            <calcext:condition calcext:apply-style-name="Untitled1" calcext:value="=0" calcext:base-cell-address="Sheet1.L3"/>
          </calcext:conditional-format>
          <calcext:conditional-format calcext:target-range-address="Sheet1.G12:Sheet1.T14">
            <calcext:condition calcext:apply-style-name="Untitled1" calcext:value="=0" calcext:base-cell-address="Sheet1.G12"/>
          </calcext:conditional-format>
          <calcext:conditional-format calcext:target-range-address="Sheet1.D16:Sheet1.I21">
            <calcext:condition calcext:apply-style-name="Untitled1" calcext:value="=0" calcext:base-cell-address="Sheet1.D16"/>
          </calcext:conditional-format>
          <calcext:conditional-format calcext:target-range-address="Sheet1.T5:Sheet1.Y10">
            <calcext:condition calcext:apply-style-name="Untitled1" calcext:value="=0" calcext:base-cell-address="Sheet1.T5"/>
          </calcext:conditional-format>
          <calcext:conditional-format calcext:target-range-address="Sheet1.X12:Sheet1.AG13">
            <calcext:condition calcext:apply-style-name="Untitled1" calcext:value="=0" calcext:base-cell-address="Sheet1.X12"/>
          </calcext:conditional-format>
          <calcext:conditional-format calcext:target-range-address="Sheet1.X14:Sheet1.AG16">
            <calcext:condition calcext:apply-style-name="Untitled1" calcext:value="=0" calcext:base-cell-address="Sheet1.X14"/>
          </calcext:conditional-format>
          <calcext:conditional-format calcext:target-range-address="Sheet1.AA19:Sheet1.AO28 Sheet1.O19:Sheet1.P30 Sheet1.AA29:Sheet1.AI30">
            <calcext:condition calcext:apply-style-name="Untitled1" calcext:value="=0" calcext:base-cell-address="Sheet1.O19"/>
          </calcext:conditional-format>
          <calcext:conditional-format calcext:target-range-address="Sheet1.Q18:Sheet1.Z18">
            <calcext:condition calcext:apply-style-name="Untitled1" calcext:value="=0" calcext:base-cell-address="Sheet1.Q18"/>
          </calcext:conditional-format>
          <calcext:conditional-format calcext:target-range-address="Sheet1.Q19:Sheet1.Z30">
            <calcext:condition calcext:apply-style-name="Untitled1" calcext:value="=0" calcext:base-cell-address="Sheet1.Q19"/>
          </calcext:conditional-format>
          <calcext:conditional-format calcext:target-range-address="Sheet1.A1:Sheet1.CW101">
            <calcext:condition calcext:apply-style-name="Untitled1" calcext:value="=0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66666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8:05:51.572722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7:36:32.663729214</meta:creation-date>
    <dc:date>2016-10-26T18:13:41.620396069</dc:date>
    <meta:editing-duration>PT12M22S</meta:editing-duration>
    <meta:editing-cycles>8</meta:editing-cycles>
    <meta:generator>LibreOffice/5.1.4.2$Linux_X86_64 LibreOffice_project/10m0$Build-2</meta:generator>
    <meta:document-statistic meta:table-count="1" meta:cell-count="10000" meta:object-count="0"/>
  </office:meta>
</office:document-meta>
</file>